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oletypeid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eficia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-agen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-patie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-them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erienc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e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itial_locatio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ivo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dicat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positi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ecipient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pic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rajectory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flexive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8:10:45.311456045</meta:creation-date>
    <dc:date>2022-02-15T08:12:59.887335251</dc:date>
    <meta:editing-duration>PT2M15S</meta:editing-duration>
    <meta:editing-cycles>1</meta:editing-cycles>
    <meta:document-statistic meta:table-count="1" meta:cell-count="98" meta:object-count="0"/>
    <meta:generator>LibreOffice/6.4.7.2$Linux_X86_64 LibreOffice_project/40$Build-2</meta:generator>
  </office:meta>
</office:document-meta>
</file>